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  <style:text-properties fo:language="pl" fo:country="PL" officeooo:rsid="0038c565" officeooo:paragraph-rsid="0038c565"/>
    </style:style>
    <style:style style:name="P2" style:family="paragraph" style:parent-style-name="Subtitle">
      <style:text-properties officeooo:rsid="006478b5" officeooo:paragraph-rsid="006478b5"/>
    </style:style>
    <style:style style:name="P3" style:family="paragraph" style:parent-style-name="Text_20_body">
      <style:text-properties officeooo:rsid="0038c565" officeooo:paragraph-rsid="0038c565"/>
    </style:style>
    <style:style style:name="P4" style:family="paragraph" style:parent-style-name="Text_20_body">
      <style:paragraph-properties fo:break-before="page"/>
      <style:text-properties officeooo:rsid="0038c565" officeooo:paragraph-rsid="0038c565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paragraph-properties fo:line-height="112%"/>
      <style:text-properties fo:language="pl" fo:country="PL" officeooo:rsid="00706171" officeooo:paragraph-rsid="00706171"/>
    </style:style>
    <style:style style:name="P8" style:family="paragraph" style:parent-style-name="Text_20_body" style:list-style-name="L1">
      <style:paragraph-properties fo:line-height="112%"/>
      <style:text-properties fo:language="pl" fo:country="PL" officeooo:rsid="00706171" officeooo:paragraph-rsid="00706171"/>
    </style:style>
    <style:style style:name="P9" style:family="paragraph" style:parent-style-name="Text_20_body">
      <style:paragraph-properties fo:line-height="112%"/>
      <style:text-properties fo:language="pl" fo:country="PL" officeooo:rsid="001173f5" officeooo:paragraph-rsid="00148f26"/>
    </style:style>
    <style:style style:name="P10" style:family="paragraph" style:parent-style-name="Text_20_body" style:list-style-name="L2">
      <style:paragraph-properties fo:line-height="112%"/>
      <style:text-properties fo:language="pl" fo:country="PL" officeooo:rsid="001173f5" officeooo:paragraph-rsid="00148f26"/>
    </style:style>
    <style:style style:name="P11" style:family="paragraph" style:parent-style-name="Text_20_body" style:list-style-name="L3">
      <style:paragraph-properties fo:line-height="112%"/>
      <style:text-properties fo:language="pl" fo:country="PL" officeooo:rsid="001173f5" officeooo:paragraph-rsid="00148f26"/>
    </style:style>
    <style:style style:name="P12" style:family="paragraph" style:parent-style-name="Text_20_body" style:list-style-name="L3">
      <style:paragraph-properties fo:line-height="112%"/>
      <style:text-properties officeooo:rsid="001173f5" officeooo:paragraph-rsid="00148f26"/>
    </style:style>
    <style:style style:name="P13" style:family="paragraph" style:parent-style-name="Text_20_body" style:list-style-name="L3">
      <style:paragraph-properties fo:line-height="112%"/>
      <style:text-properties fo:language="pl" fo:country="PL" officeooo:rsid="0011de04" officeooo:paragraph-rsid="00148f26"/>
    </style:style>
    <style:style style:name="P14" style:family="paragraph" style:parent-style-name="Text_20_body" style:list-style-name="L3">
      <style:paragraph-properties fo:line-height="112%"/>
      <style:text-properties fo:language="pl" fo:country="PL" officeooo:rsid="0012c6ce" officeooo:paragraph-rsid="00148f26"/>
    </style:style>
    <style:style style:name="P15" style:family="paragraph" style:parent-style-name="Text_20_body">
      <style:paragraph-properties fo:line-height="112%"/>
      <style:text-properties fo:language="pl" fo:country="PL" officeooo:rsid="000cc897" officeooo:paragraph-rsid="000cc897"/>
    </style:style>
    <style:style style:name="P16" style:family="paragraph" style:parent-style-name="Text_20_body">
      <style:paragraph-properties fo:line-height="112%" fo:break-before="page"/>
      <style:text-properties fo:language="pl" fo:country="PL" officeooo:rsid="000cc897" officeooo:paragraph-rsid="000cc897"/>
    </style:style>
    <style:style style:name="P17" style:family="paragraph" style:parent-style-name="Text_20_body" style:list-style-name="L4">
      <style:paragraph-properties fo:line-height="112%"/>
      <style:text-properties fo:language="pl" fo:country="PL" officeooo:rsid="000cc897" officeooo:paragraph-rsid="000cc897"/>
    </style:style>
    <style:style style:name="P18" style:family="paragraph" style:parent-style-name="Text_20_body" style:list-style-name="L4">
      <style:paragraph-properties fo:line-height="112%"/>
      <style:text-properties fo:language="pl" fo:country="PL" officeooo:rsid="0012c6ce" officeooo:paragraph-rsid="007671c8"/>
    </style:style>
    <style:style style:name="P19" style:family="paragraph" style:parent-style-name="Text_20_body">
      <style:paragraph-properties fo:line-height="112%"/>
      <style:text-properties fo:language="pl" fo:country="PL" officeooo:rsid="00776897" officeooo:paragraph-rsid="00776897"/>
    </style:style>
    <style:style style:name="P20" style:family="paragraph" style:parent-style-name="Text_20_body" style:list-style-name="L5">
      <style:paragraph-properties fo:line-height="112%"/>
      <style:text-properties fo:language="pl" fo:country="PL" officeooo:rsid="000f89cc" officeooo:paragraph-rsid="000f89cc"/>
    </style:style>
    <style:style style:name="P21" style:family="paragraph" style:parent-style-name="Text_20_body" style:list-style-name="L5">
      <style:paragraph-properties fo:line-height="112%"/>
      <style:text-properties fo:language="pl" fo:country="PL" officeooo:rsid="00100be2" officeooo:paragraph-rsid="00100be2"/>
    </style:style>
    <style:style style:name="P22" style:family="paragraph" style:parent-style-name="Text_20_body" style:list-style-name="L5">
      <style:paragraph-properties fo:line-height="112%"/>
      <style:text-properties officeooo:rsid="000f89cc" officeooo:paragraph-rsid="000f89cc"/>
    </style:style>
    <style:style style:name="P23" style:family="paragraph" style:parent-style-name="Heading_20_1">
      <style:paragraph-properties fo:break-before="page"/>
      <style:text-properties fo:language="pl" fo:country="PL"/>
    </style:style>
    <style:style style:name="P24" style:family="paragraph" style:parent-style-name="Text_20_body">
      <style:text-properties fo:language="pl" fo:country="PL" officeooo:rsid="0030f9cc" officeooo:paragraph-rsid="0030f9cc"/>
    </style:style>
    <style:style style:name="P25" style:family="paragraph" style:parent-style-name="Text_20_body">
      <style:text-properties officeooo:rsid="0030f9cc" officeooo:paragraph-rsid="0030f9cc"/>
    </style:style>
    <style:style style:name="T1" style:family="text">
      <style:text-properties officeooo:rsid="006f94ec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70617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06171" style:font-weight-asian="bold" style:font-weight-complex="bold"/>
    </style:style>
    <style:style style:name="T6" style:family="text">
      <style:text-properties fo:language="pl" fo:country="PL" fo:font-weight="bold" style:font-weight-asian="bold" style:font-weight-complex="bold"/>
    </style:style>
    <style:style style:name="T7" style:family="text">
      <style:text-properties fo:language="pl" fo:country="PL" officeooo:rsid="00707e2e"/>
    </style:style>
    <style:style style:name="T8" style:family="text">
      <style:text-properties fo:font-weight="bold" officeooo:rsid="0072749f" style:font-weight-asian="bold" style:font-weight-complex="bold"/>
    </style:style>
    <style:style style:name="T9" style:family="text">
      <style:text-properties officeooo:rsid="0072749f"/>
    </style:style>
    <style:style style:name="T10" style:family="text">
      <style:text-properties fo:font-weight="bold" officeooo:rsid="00735a54" style:font-weight-asian="bold" style:font-weight-complex="bold"/>
    </style:style>
    <style:style style:name="T11" style:family="text">
      <style:text-properties officeooo:rsid="00735a54"/>
    </style:style>
    <style:style style:name="T12" style:family="text">
      <style:text-properties fo:font-weight="bold" officeooo:rsid="00755a8b" style:font-weight-asian="bold" style:font-weight-complex="bold"/>
    </style:style>
    <style:style style:name="T13" style:family="text">
      <style:text-properties officeooo:rsid="00755a8b"/>
    </style:style>
    <style:style style:name="T14" style:family="text">
      <style:text-properties officeooo:rsid="0076257a"/>
    </style:style>
    <style:style style:name="T15" style:family="text">
      <style:text-properties fo:font-weight="bold" officeooo:rsid="00763f48" style:font-weight-asian="bold" style:font-weight-complex="bold"/>
    </style:style>
    <style:style style:name="T16" style:family="text">
      <style:text-properties officeooo:rsid="00763f48"/>
    </style:style>
    <style:style style:name="T17" style:family="text">
      <style:text-properties fo:font-weight="bold" officeooo:rsid="00776897" style:font-weight-asian="bold" style:font-weight-complex="bold"/>
    </style:style>
    <style:style style:name="T18" style:family="text">
      <style:text-properties officeooo:rsid="00776897"/>
    </style:style>
    <style:style style:name="T19" style:family="text">
      <style:text-properties officeooo:rsid="0078d38f"/>
    </style:style>
    <style:style style:name="T20" style:family="text">
      <style:text-properties fo:font-weight="bold" officeooo:rsid="0078d38f" style:font-weight-asian="bold" style:font-weight-complex="bold"/>
    </style:style>
    <style:style style:name="T21" style:family="text">
      <style:text-properties fo:font-weight="bold" officeooo:rsid="007a09b0" style:font-weight-asian="bold" style:font-weight-complex="bold"/>
    </style:style>
    <style:style style:name="T22" style:family="text">
      <style:text-properties officeooo:rsid="007a09b0"/>
    </style:style>
    <style:style style:name="T23" style:family="text">
      <style:text-properties fo:language="pl" fo:country="PL" fo:font-weight="bold" officeooo:rsid="007a0ac8" style:font-weight-asian="bold" style:font-weight-complex="bold"/>
    </style:style>
    <style:style style:name="T24" style:family="text">
      <style:text-properties fo:language="pl" fo:country="PL" fo:font-weight="bold" officeooo:rsid="00100be2" style:font-weight-asian="bold" style:font-weight-complex="bold"/>
    </style:style>
    <style:style style:name="T25" style:family="text">
      <style:text-properties fo:language="pl" fo:country="PL" officeooo:rsid="007a0ac8"/>
    </style:style>
    <style:style style:name="T26" style:family="text">
      <style:text-properties officeooo:rsid="007aed3f"/>
    </style:style>
    <style:style style:name="T27" style:family="text">
      <style:text-properties fo:language="pl" fo:country="PL" officeooo:rsid="007af141"/>
    </style:style>
    <style:style style:name="T28" style:family="text">
      <style:text-properties fo:language="pl" fo:country="PL" officeooo:rsid="0031ce4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(s30377)Za<text:span text:style-name="T1">d2</text:span></text:p>
      <text:p text:style-name="P2"><text:span text:style-name="T1">CCS</text:span> (<text:span text:style-name="T1">Centralized Computing System</text:span>)</text:p>
      <text:p text:style-name="P3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pis treści</text:p>
          </text:index-title>
          <text:p text:style-name="P5"><text:a xlink:type="simple" xlink:href="#__RefHeading___Toc2392_1392130940" text:style-name="Index_20_Link" text:visited-style-name="Index_20_Link">Implementacja CCS<text:tab/>3</text:a></text:p>
          <text:p text:style-name="P5"><text:a xlink:type="simple" xlink:href="#__RefHeading___Toc2394_1392130940" text:style-name="Index_20_Link" text:visited-style-name="Index_20_Link">Realizacja zadania<text:tab/>5</text:a></text:p>
        </text:index-body>
      </text:table-of-content>
      <text:p text:style-name="P3"/>
      <text:h text:style-name="P6" text:outline-level="1"><text:bookmark-start text:name="__RefHeading___Toc2392_1392130940"/><text:span text:style-name="T2">Implementacja </text:span><text:span text:style-name="T3">CCS</text:span><text:bookmark-end text:name="__RefHeading___Toc2392_1392130940"/></text:h>
      <text:p text:style-name="P7">Program CCS do swojego działania wykorzystuje klasy:</text:p>
      <text:list text:style-name="L1">
        <text:list-item>
          <text:p text:style-name="P8">CCS – klasa wejściowa programu</text:p>
        </text:list-item>
        <text:list-item>
          <text:p text:style-name="P8">NetBridge – klasa odpowiedzialna za komunikację z klientami oraz za umożliwienie odnalezienia usługi CCS</text:p>
        </text:list-item>
        <text:list-item>
          <text:p text:style-name="P8">NetBridge.ClientHandler – klasa pomocnicza klasy NetBridge, odpowiedzialna za komunikację z jednym, przypisanym klientem</text:p>
        </text:list-item>
        <text:list-item>
          <text:p text:style-name="P8">ALU – klasa odpowiedzialna za wykonywanie operacji przysłanych przez klientów</text:p>
        </text:list-item>
        <text:list-item>
          <text:p text:style-name="P8">StatisticsReporter – klasa odpowiedzialna za przetrzymywanie statystyk usługi</text:p>
        </text:list-item>
        <text:list-item>
          <text:p text:style-name="P8">ConsolePrinter – klasa odpowiedzialna za wypisywanie tekstu do terminala</text:p>
        </text:list-item>
      </text:list>
      <text:p text:style-name="P9">Klasa NetBridge definuje:</text:p>
      <text:list text:style-name="L2">
        <text:list-item>
          <text:p text:style-name="P10">Konstruktory:</text:p>
        </text:list-item>
      </text:list>
      <text:list text:style-name="L3">
        <text:list-item>
          <text:list>
            <text:list-item>
              <text:p text:style-name="P11"><text:span text:style-name="T4">NetBridge(int </text:span><text:span text:style-name="T5">localPort, StatisticsReporter statisticsReporter</text:span><text:span text:style-name="T4">)</text:span> – wywołuje metodę NetBridge.init(int localPort) i ustawia zmienną typu boolean NetBridge.isInitiated na true oraz ustawia zmienną NetBridge.statisticsReporter na wartość przekazaną w konstruktorze.</text:p>
            </text:list-item>
            <text:list-item>
              <text:p text:style-name="P11"><text:span text:style-name="T4">NetBridge(</text:span><text:span text:style-name="T5">int localPort</text:span><text:span text:style-name="T4">)</text:span> – wywołuje metodę NetBridge.init(int localPort) i ustawia zmienną typu boolean NetBridge.isInitiated na true.</text:p>
            </text:list-item>
          </text:list>
        </text:list-item>
        <text:list-item>
          <text:p text:style-name="P11">Metody:</text:p>
          <text:list>
            <text:list-item>
              <text:p text:style-name="P12"><text:span text:style-name="T6">init()</text:span><text:span text:style-name="T2"> – </text:span><text:span text:style-name="T7">jeżeli flaga NetBridge.isInitiated jest równa true, podnosi wyjątek typu InstantiationError. W przeciwnym przypadku, dodaje do NetBridge.serviceExecutor dwa obiekty implementujące interfejs Runnable. Pierwszym z nich jest usługa, umożliwiająca odnalezienie komputera w sieci lokalnej z uruchomionym programem CCS, a drugim z nich usługa akceptująca połączenia TCP od klientów.</text:span></text:p>
            </text:list-item>
            <text:list-item>
              <text:p text:style-name="P13"><text:span text:style-name="T8">hasUnhandledConnections</text:span><text:span text:style-name="T4">()</text:span> – zwraca <text:span text:style-name="T9">true, gdy kolejka NetBridge.unhandledClients nie jest pusta, w przeciwnym przypadku zwraca false.</text:span></text:p>
            </text:list-item>
            <text:list-item>
              <text:p text:style-name="P13"><text:span text:style-name="T10">nextUnhandledConnection</text:span><text:span text:style-name="T4">()</text:span> – <text:span text:style-name="T11">zwraca pierwszy dostępny obiekt z kolejki NetBridge.unhandledClients, jeżeli kolejka ta nie jest pusta. W przeciwnym przypadku, zwraca wartość null.</text:span></text:p>
            </text:list-item>
            <text:list-item>
              <text:p text:style-name="P14"><text:span text:style-name="T4">close()</text:span> – metoda zdefiniowana w interfejsie java.io.Closeable. Służy do zwolnienia pamięci, wykorzystywanej przez ten obiekt i do zamknięcia połączeń. Metoda ta czeka, aż <text:span text:style-name="T11">wszystkie zadania w NetBridge.serviceExecutor oraz w NetBridge.clientExecutor się zakończą.</text:span></text:p>
            </text:list-item>
            <text:list-item>
              <text:p text:style-name="P14"><text:span text:style-name="T4">get</text:span><text:span text:style-name="T12">ConsolePrinterPrefix</text:span><text:span text:style-name="T4">()</text:span> – zwraca <text:span text:style-name="T13">wartość typu string, która przy wykorzystaniu metod z interfejsu IConsolePrinter pozwoli zidentyfikować pochodzenie komunikatu wypisanego do terminala.</text:span></text:p>
            </text:list-item>
          </text:list>
        </text:list-item>
      </text:list>
      <text:p text:style-name="P15"/>
      <text:p text:style-name="P16"><text:span text:style-name="T14">Każda operacja, wymagana przez klienta jest wykonywana przez obiekt typu ALU.</text:span> Obiekt ten umożliwia wywołanie metod:</text:p>
      <text:list text:style-name="L4">
        <text:list-item>
          <text:p text:style-name="P17"><text:span text:style-name="T15">execute</text:span><text:span text:style-name="T4">(String </text:span><text:span text:style-name="T15">command</text:span><text:span text:style-name="T4">)</text:span> – <text:span text:style-name="T16">służąca do wykonania polecenia przesłanego przez klienta. Zwracana wartość jest zależna od operacji, a jeżeli nie udało się jej wykonać, to jej wynikiem jest string ERROR. Metoda ta również wywołuje metodę StatisticsReporter.report.</text:span></text:p>
        </text:list-item>
        <text:list-item>
          <text:p text:style-name="P18"><text:span text:style-name="T4">get</text:span><text:span text:style-name="T12">ConsolePrinterPrefix</text:span><text:span text:style-name="T4">()</text:span> – zwraca <text:span text:style-name="T13">wartość typu string, która przy wykorzystaniu metod z interfejsu IConsolePrinter pozwoli zidentyfikować pochodzenie komunikatu wypisanego do terminala.</text:span></text:p>
        </text:list-item>
      </text:list>
      <text:p text:style-name="P19">Klasa StatisticsReporter jest odpowiedzialna za zbieranie statystyk z działania programu. Obiekt ten deklaruje metody:</text:p>
      <text:list text:style-name="L5">
        <text:list-item>
          <text:p text:style-name="P20"><text:span text:style-name="T17">initMap</text:span><text:span text:style-name="T4">(</text:span><text:span text:style-name="T17">java.util.Map&lt;String, Long&gt; map</text:span><text:span text:style-name="T4">)</text:span> – <text:span text:style-name="T18">uzupełniająca </text:span><text:span text:style-name="T19">przekazaną mapę o elementy, które są zbierane przez program CCS.</text:span></text:p>
        </text:list-item>
        <text:list-item>
          <text:p text:style-name="P20"><text:span text:style-name="T20">getStatsSinceLaunch</text:span><text:span text:style-name="T4">()</text:span> – zwraca <text:span text:style-name="T19">mapę ze statystykami zebranymi od uruchomienia CCS.</text:span></text:p>
        </text:list-item>
        <text:list-item>
          <text:p text:style-name="P21"><text:span text:style-name="T20">getStatsSinceLastCheck</text:span><text:span text:style-name="T4">()</text:span> – zwraca <text:span text:style-name="T19">mapę ze statystykami zebranymi od ostatniego wykonania tej metody</text:span>.</text:p>
        </text:list-item>
        <text:list-item>
          <text:p text:style-name="P21"><text:span text:style-name="T21">getTimeOfLastCheck</text:span><text:span text:style-name="T4">()</text:span> – <text:span text:style-name="T22">zwraca wartość metody System.currentTimeMilis() wykonaną w momencie wykonania getStatsSinceLastCheck()</text:span>.</text:p>
        </text:list-item>
        <text:list-item>
          <text:p text:style-name="P22"><text:span text:style-name="T23">report</text:span><text:span text:style-name="T6">(</text:span><text:span text:style-name="T24">String </text:span><text:span text:style-name="T23">value</text:span><text:span text:style-name="T6">)</text:span><text:span text:style-name="T2"> – </text:span><text:span text:style-name="T25">zapisuje odpowiednią statystykę przekazaną w parametrze value</text:span><text:span text:style-name="T2">.</text:span></text:p>
        </text:list-item>
      </text:list>
      <text:p text:style-name="Text_20_body"/>
      <text:h text:style-name="P23" text:outline-level="1"><text:bookmark-start text:name="__RefHeading___Toc2394_1392130940"/>Realizacja zadania<text:bookmark-end text:name="__RefHeading___Toc2394_1392130940"/></text:h>
      <text:p text:style-name="P24">Zadanie zostało w pełni zrealizowane. Program <text:span text:style-name="T26">CCS</text:span> działa <text:span text:style-name="T26">można bez problemu wykryć za pomocą zapytania UDP. Wykonywanie operacji przekazywanych przez klienta działa bez problemu oraz program zbiera i wypisuje statystyki co 10 sekund.</text:span></text:p>
      <text:p text:style-name="P25"><text:span text:style-name="T2">Instalacja programu powinna nie być trudniejsza od wykonani</text:span><text:span text:style-name="T27">a</text:span><text:span text:style-name="T2"> polecenia „java -</text:span><text:span text:style-name="T27">jar CCS.jar</text:span><text:span text:style-name="T2"> &lt;port&gt;” (zgodnie z </text:span><text:span text:style-name="T28">poleceniem tego zadania</text:span><text:span text:style-name="T2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4:52:30.924677999</meta:creation-date>
    <dc:date>2025-01-12T22:45:50.334275448</dc:date>
    <meta:editing-duration>PT3H38M16S</meta:editing-duration>
    <meta:editing-cycles>97</meta:editing-cycles>
    <meta:generator>LibreOffice/24.8.4.2$Linux_X86_64 LibreOffice_project/480$Build-2</meta:generator>
    <meta:print-date>2024-12-08T18:50:13.311087527</meta:print-date>
    <meta:printed-by>PDF files</meta:printed-by>
    <meta:document-statistic meta:table-count="0" meta:image-count="0" meta:object-count="0" meta:page-count="5" meta:paragraph-count="35" meta:word-count="461" meta:character-count="3836" meta:non-whitespace-character-count="3412"/>
  </office:meta>
</office:document-meta>
</file>